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in" fo:margin-bottom="0in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7">
      <style:paragraph-properties fo:margin-top="0in" fo:margin-bottom="0in" style:contextual-spacing="false"/>
    </style:style>
    <style:style style:name="T1" style:family="text">
      <style:text-properties officeooo:rsid="00041a0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</text:span>he step-by-step guide <text:span text:style-name="T1">for setting up a Linux-based server</text:span></text:p>
      <text:list xml:id="list2494050232" text:style-name="L1">
        <text:list-item>
          <text:p text:style-name="P1">Setting up the Server:</text:p>
        </text:list-item>
      </text:list>
      <text:p text:style-name="Text_20_body">1.1. Create a virtual machine for the server:</text:p>
      <text:list xml:id="list1099756197" text:style-name="L2">
        <text:list-item>
          <text:p text:style-name="P3">Use a virtualization software like VirtualBox or VMware to create a new virtual machine.</text:p>
        </text:list-item>
        <text:list-item>
          <text:p text:style-name="P2">Allocate appropriate resources such as CPU, RAM, and disk space to the virtual machine.</text:p>
        </text:list-item>
      </text:list>
      <text:p text:style-name="Text_20_body">1.2. Install Linux Server:</text:p>
      <text:list xml:id="list3371393481" text:style-name="L3">
        <text:list-item>
          <text:p text:style-name="P5">Download a Linux server distribution such as Ubuntu Server or <text:span text:style-name="T1">Debian</text:span>.</text:p>
        </text:list-item>
        <text:list-item>
          <text:p text:style-name="P4">Follow the installation instructions provided by the distribution to install the server on the virtual machine.</text:p>
        </text:list-item>
      </text:list>
      <text:p text:style-name="Text_20_body">1.3. Configure network settings:</text:p>
      <text:list xml:id="list1221426944" text:style-name="L4">
        <text:list-item>
          <text:p text:style-name="P7">Set up the internal virtual network for the DHCP and DNS services to function properly without interfering with the LAN.</text:p>
        </text:list-item>
        <text:list-item>
          <text:p text:style-name="P6">Assign a static IP address to the server within the internal network range.</text:p>
        </text:list-item>
      </text:list>
      <text:p text:style-name="Text_20_body">1.4. Install and configure DHCP (isc-dhcp-server):</text:p>
      <text:list xml:id="list559583131" text:style-name="L5">
        <text:list-item>
          <text:p text:style-name="P9">Open a terminal on the server and run the following command to install the DHCP server: <text:span text:style-name="Source_20_Text">sudo apt-get install isc-dhcp-server</text:span></text:p>
        </text:list-item>
        <text:list-item>
          <text:p text:style-name="P9">Configure the DHCP server by editing the <text:span text:style-name="Source_20_Text">/etc/dhcp/dhcpd.conf</text:span> file. Define the DHCP scope and specify the range of IP addresses to be assigned to clients within the internal network.</text:p>
        </text:list-item>
        <text:list-item>
          <text:p text:style-name="P8">Restart the DHCP service: <text:span text:style-name="Source_20_Text">sudo systemctl restart isc-dhcp-server</text:span></text:p>
        </text:list-item>
      </text:list>
      <text:p text:style-name="Text_20_body">1.5. Install and configure DNS (bind):</text:p>
      <text:list xml:id="list2097457969" text:style-name="L6">
        <text:list-item>
          <text:p text:style-name="P11">Install the DNS server by running the following command: <text:span text:style-name="Source_20_Text">sudo apt-get install bind9</text:span></text:p>
        </text:list-item>
        <text:list-item>
          <text:p text:style-name="P11">Configure the DNS server by editing the <text:span text:style-name="Source_20_Text">/etc/bind/named.conf.options</text:span> file. Define the forwarders to redirect external DNS queries.</text:p>
        </text:list-item>
        <text:list-item>
          <text:p text:style-name="P11">Create a new zone file for the internal domain and configure it to resolve internal resources.</text:p>
        </text:list-item>
        <text:list-item>
          <text:p text:style-name="P10">Restart the DNS service: <text:span text:style-name="Source_20_Text">sudo systemctl restart bind9</text:span></text:p>
        </text:list-item>
      </text:list>
      <text:p text:style-name="Text_20_body">1.6. Install and configure HTTP+Mariadb (GLPI):</text:p>
      <text:list xml:id="list629308766" text:style-name="L7">
        <text:list-item>
          <text:p text:style-name="P13">Install Apache web server and MariaDB by running the following command: <text:span text:style-name="Source_20_Text">sudo apt-get install apache2 mariadb-server</text:span></text:p>
        </text:list-item>
        <text:list-item>
          <text:p text:style-name="P13">Install PHP and required modules: <text:span text:style-name="Source_20_Text">sudo apt-get install php libapache2-mod-php php-mysql</text:span></text:p>
        </text:list-item>
        <text:list-item>
          <text:p text:style-name="P13">Download GLPI from the official website and extract it to the appropriate directory in the web server's document root.</text:p>
        </text:list-item>
        <text:list-item>
          <text:p text:style-name="P13">Configure MariaDB by creating a new database and user for GLPI.</text:p>
        </text:list-item>
        <text:list-item>
          <text:p text:style-name="P12">Access the GLPI installation page through a web browser and follow the on-screen instructions to complete the installation.</text:p>
        </text:list-item>
      </text:list>
      <text:p text:style-name="Text_20_body"/>
      <text:p text:style-name="Text_20_body"/>
      <text:p text:style-name="Text_20_body"><text:soft-page-break/>1.7. Weekly backup configuration files:</text:p>
      <text:list xml:id="list1929425004" text:style-name="L8">
        <text:list-item>
          <text:p text:style-name="P15">Create a shell script that compresses the configuration files for each service into a single archive. For example, create a script called <text:span text:style-name="Source_20_Text">backup.sh</text:span>.</text:p>
        </text:list-item>
        <text:list-item>
          <text:p text:style-name="P15">Use commands like <text:span text:style-name="Source_20_Text">tar</text:span> or <text:span text:style-name="Source_20_Text">zip</text:span> to compress the configuration files.</text:p>
        </text:list-item>
        <text:list-item>
          <text:p text:style-name="P14">Schedule the script to run weekly using a cron job. Edit the crontab file using <text:span text:style-name="Source_20_Text">crontab -e</text:span> and add an entry to execute the backup script.</text:p>
        </text:list-item>
      </text:list>
      <text:p text:style-name="Text_20_body">1.8. Enable remote management (SSH):</text:p>
      <text:list xml:id="list826727083" text:style-name="L9">
        <text:list-item>
          <text:p text:style-name="P17">Install the OpenSSH server by running the command: <text:span text:style-name="Source_20_Text">sudo apt-get install openssh-server</text:span></text:p>
        </text:list-item>
        <text:list-item>
          <text:p text:style-name="P17">Open the SSH server configuration file <text:span text:style-name="Source_20_Text">/etc/ssh/sshd_config</text:span> and modify any necessary settings such as disabling root login or changing the default port.</text:p>
        </text:list-item>
        <text:list-item>
          <text:p text:style-name="P16">Restart the SSH service: <text:span text:style-name="Source_20_Text">sudo systemctl restart sshd</text:span></text:p>
        </text:list-item>
      </text:list>
      <text:p text:style-name="Text_20_body">1.9. Optional: Backup on a separate disk partition:</text:p>
      <text:list xml:id="list3464234255" text:style-name="L10">
        <text:list-item>
          <text:p text:style-name="P19">Attach an additional virtual disk to the server in your virtualization software.</text:p>
        </text:list-item>
        <text:list-item>
          <text:p text:style-name="P19">Partition and format the additional disk.</text:p>
        </text:list-item>
        <text:list-item>
          <text:p text:style-name="P19">Create a mount point for the partition, and update the <text:span text:style-name="Source_20_Text">/etc/fstab</text:span> file to mount the partition automatically.</text:p>
        </text:list-item>
        <text:list-item>
          <text:p text:style-name="P19">Modify the backup script (<text:span text:style-name="Source_20_Text">backup.sh</text:span>) to copy the backup archive to the newly mounted partition.</text:p>
        </text:list-item>
        <text:list-item>
          <text:p text:style-name="P18">Unmount the partition after the backup completes using the <text:span text:style-name="Source_20_Text">umount</text:span> command.</text:p>
        </text:list-item>
      </text:list>
      <text:list xml:id="list3516735251" text:style-name="L11">
        <text:list-item>
          <text:p text:style-name="P20">Setting up the Workstation:</text:p>
        </text:list-item>
      </text:list>
      <text:p text:style-name="Text_20_body">2.1. Create a virtual machine for the workstation:</text:p>
      <text:list xml:id="list2320752096" text:style-name="L12">
        <text:list-item>
          <text:p text:style-name="P22">Use a virtualization software like VirtualBox or VMware to create a new virtual machine.</text:p>
        </text:list-item>
        <text:list-item>
          <text:p text:style-name="P21">Allocate appropriate resources such as CPU, RAM, and disk space to the virtual machine.</text:p>
        </text:list-item>
      </text:list>
      <text:p text:style-name="Text_20_body">2.2. Install Linux Desktop:</text:p>
      <text:list xml:id="list1360942540" text:style-name="L13">
        <text:list-item>
          <text:p text:style-name="P24">Download a Linux desktop distribution such as Ubuntu Desktop or Linux Mint.</text:p>
        </text:list-item>
        <text:list-item>
          <text:p text:style-name="P23">Follow the installation instructions provided by the distribution to install the desktop environment on the virtual machine.</text:p>
        </text:list-item>
      </text:list>
      <text:p text:style-name="Text_20_body">2.3. Configure network settings:</text:p>
      <text:list xml:id="list233338695" text:style-name="L14">
        <text:list-item>
          <text:p text:style-name="P25">Set up automatic addressing (DHCP) for the workstation to obtain an IP address within the internal network.</text:p>
        </text:list-item>
      </text:list>
      <text:p text:style-name="Text_20_body">2.4. Partition /home folder:</text:p>
      <text:list xml:id="list3002851588" text:style-name="L15">
        <text:list-item>
          <text:p text:style-name="P27">During the installation process, choose the manual partitioning option.</text:p>
        </text:list-item>
        <text:list-item>
          <text:p text:style-name="P27">Create a separate partition for the /home folder on the same disk as the operating system.</text:p>
        </text:list-item>
        <text:list-item>
          <text:p text:style-name="P26">Assign the mount point /home to the newly created partition.</text:p>
        </text:list-item>
      </text:list>
      <text:p text:style-name="Text_20_body"/>
      <text:p text:style-name="Text_20_body"/>
      <text:p text:style-name="Text_20_body"><text:soft-page-break/>2.5. Install required applications:</text:p>
      <text:list xml:id="list1565941266" text:style-name="L16">
        <text:list-item>
          <text:p text:style-name="P29">Open a terminal on the workstation and run the following command to install LibreOffice: <text:span text:style-name="Source_20_Text">sudo apt-get install libreoffice</text:span></text:p>
        </text:list-item>
        <text:list-item>
          <text:p text:style-name="P29">Install GIMP using the command: <text:span text:style-name="Source_20_Text">sudo apt-get install gimp</text:span></text:p>
        </text:list-item>
        <text:list-item>
          <text:p text:style-name="P28">Install a web browser of your choice, for example, Firefox: <text:span text:style-name="Source_20_Text">sudo apt-get install firefox</text:span></text:p>
        </text:list-item>
      </text:list>
      <text:p text:style-name="Text_20_body">2.6. Optional: Remote user assistance:</text:p>
      <text:list xml:id="list326871371" text:style-name="L17">
        <text:list-item>
          <text:p text:style-name="P31">Install a remote desktop software such as TeamViewer or AnyDesk on both the workstation and the server.</text:p>
        </text:list-item>
        <text:list-item>
          <text:p text:style-name="P30">Configure the software to enable remote access and provide the necessary credentials to establish connections.</text:p>
        </text:list-item>
      </text:list>
      <text:p text:style-name="Text_20_body">Once you have completed the above steps, you should have a Linux infrastructure set up with the specified servic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3:08:54.920477960</meta:creation-date>
    <dc:date>2023-06-15T13:11:06.717033066</dc:date>
    <meta:editing-duration>PT2M12S</meta:editing-duration>
    <meta:editing-cycles>1</meta:editing-cycles>
    <meta:document-statistic meta:table-count="0" meta:image-count="0" meta:object-count="0" meta:page-count="3" meta:paragraph-count="61" meta:word-count="780" meta:character-count="4847" meta:non-whitespace-character-count="4172"/>
    <meta:generator>LibreOffice/7.3.7.2$Linux_X86_64 LibreOffice_project/30$Build-2</meta:generator>
  </office:meta>
</office:document-meta>
</file>